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a5093" officeooo:paragraph-rsid="001a5093" style:font-style-asian="normal" style:font-weight-asian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c1813" officeooo:paragraph-rsid="001c1813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a5093"/>
    </style:style>
    <style:style style:name="T4" style:family="text">
      <style:text-properties officeooo:rsid="001c181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3">14th</text:span> of <text:span text:style-name="T3">March</text:span> 202<text:span text:style-name="T3">3 </text:span>under the <text:span text:style-name="T3">28th</text:span> PA Meeting.</text:p>
      <text:p text:style-name="P1"/>
      <text:p text:style-name="P1">The Assembly, recognising the current situation,</text:p>
      <text:p text:style-name="P1"/>
      <text:p text:style-name="P4">Constitutes the need to increase drop despawn time to 15 minutes, or 18000,</text:p>
      <text:p text:style-name="P4">Constitutes that the server can handle above proposition,</text:p>
      <text:p text:style-name="P4"/>
      <text:p text:style-name="P4">Proposes to implement this to prevent losses over time due to deaths <text:span text:style-name="T4">or</text:span> farm inefficiencies.</text:p>
      <text:p text:style-name="P1"/>
      <text:p text:style-name="P1">And proceeds.</text:p>
      <text:p text:style-name="P1"/>
      <text:p text:style-name="P1">Signed by,</text:p>
      <text:p text:style-name="P5">Luna (_yoran_)</text:p>
      <text:p text:style-name="P5">FVerndari</text:p>
      <text:p text:style-name="P5">Comradedoggo_23</text:p>
      <text:p text:style-name="P5">eldegron</text:p>
      <text:p text:style-name="P5">Thanster</text:p>
      <text:p text:style-name="P5">Emeralda_axe7</text:p>
      <text:p text:style-name="P5">komradekaymp3</text:p>
      <text:p text:style-name="P1"/>
      <text:p text:style-name="P1"/>
      <text:p text:style-name="P1"/>
      <text:p text:style-name="Standard"><text:span text:style-name="T1">[</text:span><text:span text:style-name="T2">Motion 28-2: To increase drop despawn time to 15 minutes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14T19:21:53.026993025</dc:date>
    <meta:editing-duration>PT4M42S</meta:editing-duration>
    <meta:editing-cycles>7</meta:editing-cycles>
    <meta:generator>LibreOffice/7.5.1.2$Linux_X86_64 LibreOffice_project/81bce3cd17f5e01886721863a4fa0d99f91033a6</meta:generator>
    <meta:document-statistic meta:table-count="0" meta:image-count="0" meta:object-count="0" meta:page-count="1" meta:paragraph-count="15" meta:word-count="79" meta:character-count="518" meta:non-whitespace-character-count="454"/>
  </office:meta>
</office:document-meta>
</file>